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9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Text_20_body">
      <style:paragraph-properties fo:line-height="0.282cm" fo:text-align="justify" style:justify-single-word="false"/>
    </style:style>
    <style:style style:name="P3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  <style:text-properties style:font-name="맑은 고딕" style:font-name-asian="맑은 고딕1"/>
    </style:style>
    <style:style style:name="P5" style:family="paragraph" style:parent-style-name="Standard">
      <style:paragraph-properties>
        <style:tab-stops>
          <style:tab-stop style:position="8.599cm"/>
        </style:tab-stops>
      </style:paragraph-properties>
      <style:text-properties style:font-name="맑은 고딕" style:font-name-asian="맑은 고딕1"/>
    </style:style>
    <style:style style:name="P6" style:family="paragraph" style:parent-style-name="Standard">
      <style:paragraph-properties style:line-height-at-least="0.706cm" fo:text-align="start" style:justify-single-word="false"/>
      <style:text-properties fo:color="#000000" style:font-name="맑은 고딕" fo:background-color="#ffffff" style:font-name-asian="맑은 고딕1"/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  <style:text-properties style:font-name="맑은 고딕" fo:font-weight="bold" style:font-name-asian="맑은 고딕1" style:font-weight-asian="bold"/>
    </style:style>
    <style:style style:name="P8" style:family="paragraph" style:parent-style-name="Header">
      <style:paragraph-properties fo:text-align="center" style:justify-single-word="false"/>
      <style:text-properties style:font-name="굴림" fo:font-size="14pt" fo:font-weight="bold" style:font-name-asian="굴림1" style:font-size-asian="14pt" style:font-weight-asian="bold" style:font-size-complex="14pt"/>
    </style:style>
    <style:style style:name="P9" style:family="paragraph" style:parent-style-name="List_20_Paragraph" style:list-style-name="WWNum25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4">
      <style:paragraph-properties fo:text-align="start" style:justify-single-word="false"/>
    </style:style>
    <style:style style:name="P12" style:family="paragraph" style:parent-style-name="List_20_Paragraph" style:list-style-name="WWNum20">
      <style:paragraph-properties fo:text-align="start" style:justify-single-word="false"/>
      <style:text-properties style:font-name="맑은 고딕" style:font-name-asian="맑은 고딕1"/>
    </style:style>
    <style:style style:name="P13" style:family="paragraph" style:parent-style-name="List_20_Paragraph" style:list-style-name="WWNum25">
      <style:paragraph-properties fo:text-align="start" style:justify-single-word="false"/>
      <style:text-properties style:font-name="맑은 고딕" style:font-name-asian="맑은 고딕1"/>
    </style:style>
    <style:style style:name="P14" style:family="paragraph" style:parent-style-name="List_20_Paragraph" style:list-style-name="WWNum21">
      <style:paragraph-properties fo:text-align="start" style:justify-single-word="false"/>
      <style:text-properties style:font-name="맑은 고딕" style:font-name-asian="맑은 고딕1"/>
    </style:style>
    <style:style style:name="P15" style:family="paragraph" style:parent-style-name="List_20_Paragraph" style:list-style-name="WWNum24">
      <style:paragraph-properties fo:text-align="start" style:justify-single-word="false"/>
      <style:text-properties style:font-name="맑은 고딕" style:font-name-asian="맑은 고딕1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0ad49" style:font-name-asian="맑은 고딕1"/>
    </style:style>
    <style:style style:name="T3" style:family="text">
      <style:text-properties style:font-name="Wingdings" style:font-name-asian="Wingdings1" style:font-name-complex="Wingding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4">교육 제목</text:p>
          </table:table-cell>
          <table:table-cell table:style-name="표1.A1" office:value-type="string">
            <text:p text:style-name="P6">NLP</text:p>
          </table:table-cell>
        </table:table-row>
        <table:table-row table:style-name="표1.2">
          <table:table-cell table:style-name="표1.A1" office:value-type="string">
            <text:p text:style-name="P4">교육 일시</text:p>
          </table:table-cell>
          <table:table-cell table:style-name="표1.A1" office:value-type="string">
            <text:p text:style-name="P1"><text:span text:style-name="T1">2022.01.</text:span><text:span text:style-name="T2">20</text:span><text:span text:style-name="T1">(</text:span><text:span text:style-name="T2">목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4">교육 장소</text:p>
          </table:table-cell>
          <table:table-cell table:style-name="표1.A1" office:value-type="string">
            <text:p text:style-name="P5">영우글로벌러닝</text:p>
          </table:table-cell>
        </table:table-row>
        <table:table-row table:style-name="표1.2">
          <table:table-cell table:style-name="표1.A1" table:number-columns-spanned="2" office:value-type="string">
            <text:p text:style-name="P7">교육 내용</text:p>
          </table:table-cell>
          <table:covered-table-cell/>
        </table:table-row>
        <table:table-row table:style-name="표1.5">
          <table:table-cell table:style-name="표1.A1" office:value-type="string">
            <text:p text:style-name="P4">오전</text:p>
          </table:table-cell>
          <table:table-cell table:style-name="표1.A1" office:value-type="string">
            <text:list xml:id="list3706083314" text:style-name="WWNum20">
              <text:list-item>
                <text:p text:style-name="P12">어제 피드백</text:p>
              </text:list-item>
              <text:list-item>
                <text:p text:style-name="P12">tensorflow의 subwordTextEncoder로 토큰화</text:p>
              </text:list-item>
              <text:list-item>
                <text:p text:style-name="P12">sample 문장으로 encoding, decoding하기<text:line-break/>tokenizer = tfds.deprecated.text.SubwordTextEncoder.build_from_corpus(train_df["review"], target_vocab_size=2**13)</text:p>
              </text:list-item>
            </text:list>
            <text:list xml:id="list1025162359" text:style-name="WWNum25">
              <text:list-item>
                <text:p text:style-name="P9"><text:span text:style-name="T1">encoding </text:span><text:span text:style-name="T3"></text:span><text:span text:style-name="T1"> 부호화<text:line-break/>tokenized_string = tokenizer.encode(sample_string)</text:span></text:p>
              </text:list-item>
              <text:list-item>
                <text:p text:style-name="P9"><text:span text:style-name="T1">decoding </text:span><text:span text:style-name="T3"></text:span><text:span text:style-name="T1"> 복호화<text:line-break/>original_string = tokenizer.decode(tokenized_string)</text:span></text:p>
              </text:list-item>
              <text:list-item>
                <text:p text:style-name="P13">vocab size 확인<text:line-break/>tokenizer.vocab_size</text:p>
              </text:list-item>
            </text:list>
            <text:list xml:id="list123816150972796" text:continue-list="list3706083314" text:style-name="WWNum20">
              <text:list-item>
                <text:p text:style-name="P12">가정 설정문(assert)<text:line-break/>assert는 뒤의 조건이 True가 아니면 AssertError를 발생한다.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4">오후</text:p>
          </table:table-cell>
          <table:table-cell table:style-name="표1.A1" office:value-type="string">
            <text:list xml:id="list1480734227" text:style-name="WWNum21">
              <text:list-item>
                <text:p text:style-name="P14">데이터 전처리<text:line-break/>- 데이터의 중복 제거<text:line-break/>- NaN 결측치 제거<text:line-break/>- 불용어(stopwords) 제거<text:line-break/>- 한국어 토크나이저로 토큰화<text:line-break/>- 사전 word_to_index 구성<text:line-break/>- 텍스트 스트링을 사전 인덱스 스트링으로 변환<text:line-break/>- x_train, y_train, x_test, y_test, word_to_index 리턴</text:p>
              </text:list-item>
              <text:list-item>
                <text:p text:style-name="P14">Boost Camp 동영상 강의 시청</text:p>
              </text:list-item>
              <text:list-item>
                <text:p text:style-name="P10"><text:span text:style-name="T1">BOW </text:span><text:span text:style-name="T3"></text:span><text:span text:style-name="T1"> Bag of Words<text:line-break/>문서 집합에서 단어 토큰을 생성하고 각 단어의 수를 세어 BOW 인코딩 벡터를 만든다.</text:span></text:p>
              </text:list-item>
            </text:list>
            <text:list xml:id="list453105972" text:style-name="WWNum24">
              <text:list-item>
                <text:p text:style-name="P11"><text:span text:style-name="T1">기본<text:line-break/>from sklearn.feature_extraction.text import CountVectorizer<text:line-break/>vector = CountVectorizer()<text:line-break/># corpus로부터 각 단어의 빈도수를 기록<text:line-break/>print("bag of words :", vector.fit_transform(sentence).toarray())<text:line-break/># 각 단어의 인덱스가 어떻게 부여됐는지 보여줌<text:line-break/></text:span><text:soft-page-break/><text:span text:style-name="T1">print("각 단어의 인덱스 :", vector.vocabulary_)</text:span></text:p>
              </text:list-item>
              <text:list-item>
                <text:p text:style-name="P15">사용자 정의 불용어<text:line-break/>vect = CountVectorizer(stop_words = ["the", "a", "an", "is", "not"])</text:p>
              </text:list-item>
              <text:list-item>
                <text:p text:style-name="P15">CountVectorizer에서 자체 제공하는 불용어<text:line-break/>vect = CountVectorizer(stop_words = "english")</text:p>
              </text:list-item>
              <text:list-item>
                <text:p text:style-name="P15">nltk에서 지원하는 불용어<text:line-break/>!pip install nltk<text:line-break/>import nltk<text:line-break/>nltk.download("stopwords")<text:line-break/>from sklearn.feature_extraction.text import CountVectorizer<text:line-break/>from nltk.corpus import stopwords<text:line-break/>sw = stopwords.words("english")<text:line-break/>vect = CountVectorizer(stop_words = sw)<text:line-break/>아래는 같음</text:p>
              </text:list-item>
            </text:list>
            <text:list xml:id="list123815945483249" text:continue-list="list1480734227" text:style-name="WWNum21">
              <text:list-item>
                <text:p text:style-name="P14">실습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맑은 고딕1" style:font-family-asian="'맑은 고딕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76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7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3.45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4.1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8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5.57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6.27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69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교 육 일 지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5</meta:editing-cycles>
    <meta:print-date>2013-04-03T01:01:00</meta:print-date>
    <meta:creation-date>2022-01-20T00:15:00</meta:creation-date>
    <dc:date>2022-01-23T12:38:15.336000000</dc:date>
    <meta:editing-duration>PT7H39M49S</meta:editing-duration>
    <meta:generator>Neat_Office/6.2.8.2$Windows_x86 LibreOffice_project/</meta:generator>
    <meta:document-statistic meta:table-count="1" meta:image-count="0" meta:object-count="0" meta:page-count="2" meta:paragraph-count="25" meta:word-count="377" meta:character-count="1407" meta:non-whitespace-character-count="1238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